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7238" officeooo:paragraph-rsid="00077238"/>
    </style:style>
    <style:style style:name="P2" style:family="paragraph" style:parent-style-name="Standard">
      <style:text-properties officeooo:rsid="0008c9fb" officeooo:paragraph-rsid="0008c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----------------------------------hadoop <text:s/>program commands ---------------------------------------------------</text:p>
      <text:p text:style-name="P1"/>
      <text:p text:style-name="P1">Part_1 <text:s/>: </text:p>
      <text:p text:style-name="P1"/>
      <text:p text:style-name="P1"><text:s/>hadoop jar /usr/local/hadoop/share/hadoop/tools/lib/hadoop-streaming-*.jar -input /home/dwarka/hadoop_assignment/assignment_part_1/input.txt -output /home/dwarka/hadoop_assignment/assignment_part_1/output -mapper /home/dwarka/hadoop_assignment/assignment_part_1/mapper.py -reducer /home/dwarka/hadoop_assignment/assignment_part_1/reducer.py </text:p>
      <text:p text:style-name="P1"/>
      <text:p text:style-name="P1"/>
      <text:p text:style-name="P1"/>
      <text:p text:style-name="P1">part_2:</text:p>
      <text:p text:style-name="P1"/>
      <text:p text:style-name="P1"><text:s/>hadoop jar /usr/local/hadoop/share/hadoop/tools/lib/hadoop-streaming-*.jar -input /home/dwarka/hadoop_assignment/assignment_part_2/input.txt -output /home/dwarka/hadoop_assignment/assignment_part_2/output -mapper /home/dwarka/hadoop_assignment/assignment_part_2/mapper.py -reducer /home/dwarka/hadoop_assignment/assignment_part_2/reducer.py -combiner /home/dwarka/hadoop_assignment/assignment_part_2/combiner.py</text:p>
      <text:p text:style-name="P1"/>
      <text:p text:style-name="P1"/>
      <text:p text:style-name="P1">part_3:</text:p>
      <text:p text:style-name="P1"/>
      <text:p text:style-name="P1"><text:s/>hadoop jar /usr/local/hadoop/share/hadoop/tools/lib/hadoop-streaming-*.jar -input /home/dwarka/hadoop_assignment/assignment_part_3/iris.txt -output /home/dwarka/hadoop_assignment/assignment_part_3/output -mapper /home/dwarka/hadoop_assignment/assignment_part_3/mapper.py -reducer /home/dwarka/hadoop_assignment/assignment_part_3/reducer.p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09:35:18.421155599</meta:creation-date>
    <dc:date>2020-10-15T11:06:35.082920611</dc:date>
    <meta:editing-duration>PT25S</meta:editing-duration>
    <meta:editing-cycles>1</meta:editing-cycles>
    <meta:document-statistic meta:table-count="0" meta:image-count="0" meta:object-count="0" meta:page-count="1" meta:paragraph-count="7" meta:word-count="44" meta:character-count="1228" meta:non-whitespace-character-count="1185"/>
    <meta:generator>LibreOffice/6.0.7.3$Linux_X86_64 LibreOffice_project/00m0$Build-3</meta:generator>
  </office:meta>
</office:document-meta>
</file>